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e90dd" officeooo:paragraph-rsid="001e90d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officeooo:rsid="0009e71d" officeooo:paragraph-rsid="0009e71d" style:font-size-asian="10pt" style:font-size-complex="10pt"/>
    </style:style>
    <style:style style:name="P3" style:family="paragraph" style:parent-style-name="Standard">
      <style:text-properties style:font-name="Liberation Sans" fo:font-size="10pt" officeooo:rsid="0009e71d" officeooo:paragraph-rsid="0009e71d" style:font-size-asian="10pt" style:font-size-complex="10pt"/>
    </style:style>
    <style:style style:name="P4" style:family="paragraph" style:parent-style-name="Standard">
      <style:text-properties style:font-name="Liberation Sans" fo:font-size="10pt" officeooo:rsid="000bc34d" officeooo:paragraph-rsid="000bc34d" style:font-size-asian="10pt" style:font-size-complex="10pt"/>
    </style:style>
    <style:style style:name="P5" style:family="paragraph" style:parent-style-name="Standard">
      <style:text-properties style:font-name="Liberation Sans" fo:font-size="10pt" officeooo:rsid="000def7d" officeooo:paragraph-rsid="000def7d" style:font-size-asian="10pt" style:font-size-complex="10pt"/>
    </style:style>
    <style:style style:name="P6" style:family="paragraph" style:parent-style-name="Standard">
      <style:text-properties style:font-name="Liberation Sans" fo:font-size="10pt" officeooo:rsid="001da842" officeooo:paragraph-rsid="001da842" style:font-size-asian="10pt" style:font-size-complex="10pt"/>
    </style:style>
    <style:style style:name="P7" style:family="paragraph" style:parent-style-name="Standard">
      <style:text-properties style:font-name="Liberation Sans" fo:font-size="10pt" officeooo:rsid="0014a3af" officeooo:paragraph-rsid="0014a3af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ab68" officeooo:paragraph-rsid="0015ab68" style:font-size-asian="10pt" style:font-size-complex="10pt"/>
    </style:style>
    <style:style style:name="P9" style:family="paragraph" style:parent-style-name="Standard">
      <style:text-properties style:font-name="Liberation Sans" fo:font-size="10pt" officeooo:rsid="0018aaf7" officeooo:paragraph-rsid="0018aaf7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aa584" officeooo:paragraph-rsid="001aa584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b3e20" officeooo:paragraph-rsid="001b3e20" style:font-size-asian="10pt" style:font-size-complex="10pt"/>
    </style:style>
    <style:style style:name="P12" style:family="paragraph" style:parent-style-name="Standard">
      <style:text-properties style:font-name="Liberation Sans" fo:font-size="10pt" officeooo:rsid="0017bf19" officeooo:paragraph-rsid="0017bf19" style:font-size-asian="10pt" style:font-size-complex="10pt"/>
    </style:style>
    <style:style style:name="P13" style:family="paragraph" style:parent-style-name="Standard">
      <style:text-properties style:font-name="Liberation Sans" fo:font-size="10pt" fo:font-weight="bold" officeooo:rsid="000d33f7" officeooo:paragraph-rsid="000d33f7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Liberation Sans" fo:font-size="10pt" fo:font-weight="bold" officeooo:rsid="0015ab68" officeooo:paragraph-rsid="0015ab68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Liberation Sans" fo:font-size="10pt" fo:font-weight="bold" officeooo:rsid="0018aaf7" officeooo:paragraph-rsid="0018aa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Liberation Sans" fo:font-size="10pt" fo:font-weight="normal" officeooo:rsid="0022c1d7" officeooo:paragraph-rsid="0022c1d7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c9211e" style:font-name="Liberation Sans" fo:font-size="10pt" officeooo:rsid="0012c42d" officeooo:paragraph-rsid="0012c42d" style:font-size-asian="10pt" style:font-size-complex="10pt"/>
    </style:style>
    <style:style style:name="P18" style:family="paragraph" style:parent-style-name="Standard">
      <style:text-properties fo:font-size="10pt" officeooo:paragraph-rsid="0022c1d7" style:font-size-asian="10pt" style:font-size-complex="10pt"/>
    </style:style>
    <style:style style:name="P19" style:family="paragraph" style:parent-style-name="Standard">
      <style:text-properties style:font-name="Liberation Sans" fo:font-size="10pt" officeooo:rsid="0015ab68" officeooo:paragraph-rsid="00258742" style:font-size-asian="10pt" style:font-size-complex="10pt"/>
    </style:style>
    <style:style style:name="T1" style:family="text">
      <style:text-properties officeooo:rsid="0009e71d"/>
    </style:style>
    <style:style style:name="T2" style:family="text">
      <style:text-properties officeooo:rsid="000bc34d"/>
    </style:style>
    <style:style style:name="T3" style:family="text">
      <style:text-properties style:font-name="Liberation Sans" fo:font-weight="normal" officeooo:rsid="0022c1d7" style:font-weight-asian="normal" style:font-weight-complex="normal"/>
    </style:style>
    <style:style style:name="T4" style:family="text">
      <style:text-properties style:font-name="Liberation Sans" fo:font-weight="normal" officeooo:rsid="0022f48d" style:font-weight-asian="normal" style:font-weight-complex="normal"/>
    </style:style>
    <style:style style:name="T5" style:family="text">
      <style:text-properties style:font-name="Liberation Sans" fo:font-weight="normal" officeooo:rsid="001da842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d33f7" style:font-weight-asian="bold" style:font-weight-complex="bold"/>
    </style:style>
    <style:style style:name="T8" style:family="text">
      <style:text-properties officeooo:rsid="000fd28b"/>
    </style:style>
    <style:style style:name="T9" style:family="text">
      <style:text-properties officeooo:rsid="0010ac0f"/>
    </style:style>
    <style:style style:name="T10" style:family="text">
      <style:text-properties officeooo:rsid="0015ab68"/>
    </style:style>
    <style:style style:name="T11" style:family="text">
      <style:text-properties officeooo:rsid="001aa584"/>
    </style:style>
    <style:style style:name="T12" style:family="text">
      <style:text-properties officeooo:rsid="001af48f"/>
    </style:style>
    <style:style style:name="T13" style:family="text">
      <style:text-properties officeooo:rsid="001da842"/>
    </style:style>
    <style:style style:name="T14" style:family="text">
      <style:text-properties fo:font-weight="normal" officeooo:rsid="001da842" style:font-weight-asian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0def7d" style:font-size-asian="10pt" style:font-size-complex="10pt"/>
    </style:style>
    <style:style style:name="T17" style:family="text">
      <style:text-properties fo:font-size="10pt" officeooo:rsid="00208902" style:font-size-asian="10pt" style:font-size-complex="10pt"/>
    </style:style>
    <style:style style:name="T18" style:family="text">
      <style:text-properties fo:font-size="10pt" officeooo:rsid="0020d3db" style:font-size-asian="10pt" style:font-size-complex="10pt"/>
    </style:style>
    <style:style style:name="T19" style:family="text">
      <style:text-properties fo:font-size="10pt" officeooo:rsid="0022f48d" style:font-size-asian="10pt" style:font-size-complex="10pt"/>
    </style:style>
    <style:style style:name="T20" style:family="text">
      <style:text-properties fo:font-size="10pt" officeooo:rsid="002550ce" style:font-size-asian="10pt" style:font-size-complex="10pt"/>
    </style:style>
    <style:style style:name="T21" style:family="text">
      <style:text-properties officeooo:rsid="002550ce"/>
    </style:style>
    <style:style style:name="T22" style:family="text">
      <style:text-properties fo:font-variant="normal" fo:text-transform="none" fo:color="#000000" style:font-name="Helvetica" fo:font-size="9.75pt" fo:letter-spacing="normal" fo:font-style="normal" fo:font-weight="normal"/>
    </style:style>
    <style:style style:name="T23" style:family="text">
      <style:text-properties fo:font-variant="normal" fo:text-transform="none" fo:color="#000000" style:font-name="Helvetica" fo:font-size="9.75pt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fo:letter-spacing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Н<text:span text:style-name="T2">ОВОМУ ПОЛЬЗОВ</text:span><text:span text:style-name="T8">А</text:span><text:span text:style-name="T2">ТЕЛЮ КОРПОРАТИВНОЙ СЕТИ</text:span>.</text:p>
      <text:p text:style-name="P3"/>
      <text:p text:style-name="P3">Иванова Нина Ивановна, Ва<text:span text:style-name="T13">м была создана </text:span>учётн<text:span text:style-name="T13">ая</text:span> <text:span text:style-name="T13">запись </text:span><text:span text:style-name="T2">для идентификации в </text:span><text:span text:style-name="T13">компьютерной </text:span><text:span text:style-name="T2">сети:</text:span></text:p>
      <text:p text:style-name="P4"><text:span text:style-name="T6">ФИО:</text:span> <text:span text:style-name="T1">Иванова Нина Ивановна</text:span></text:p>
      <text:p text:style-name="P4"><text:span text:style-name="T6">Имя пользователя (логин):</text:span> <text:span text:style-name="T21">user</text:span></text:p>
      <text:p text:style-name="P4"><text:span text:style-name="T6">Временный пароль </text:span><text:span text:style-name="T7">для первого входа</text:span><text:span text:style-name="T6">:</text:span> <text:span text:style-name="T21">88888</text:span></text:p>
      <text:p text:style-name="P5"><text:span text:style-name="T14">[</text:span><text:span text:style-name="T6">Адрес электронной почты:</text:span> <text:span text:style-name="T21">user</text:span>@<text:span text:style-name="T21">domain</text:span><text:span text:style-name="T13">]</text:span></text:p>
      <text:p text:style-name="P6"/>
      <text:p text:style-name="P13">Выполнение первого входа в сеть и установка пароля.</text:p>
      <text:p text:style-name="P5">Включите или перезагрузите Ваш <text:span text:style-name="T9">рабочий </text:span>компьютер. <text:span text:style-name="T9">На экране появится приглашение для входа в сеть предыдущего пользователя компьютера. Нажмите «Другой пользователь» или «Сменить пользователя»-»Другой пользователь».</text:span></text:p>
      <text:p text:style-name="P17">&lt;картинки окна логона&gt;</text:p>
      <text:p text:style-name="P7">В поле «Имя пользователя» введите Ваше имя пользователя: ivanovani, в поле «Пароль» - <text:span text:style-name="T21">88888</text:span>. Далее Вам будет предложено <text:span text:style-name="T10">зада</text:span>ть <text:span text:style-name="T10">новый</text:span> пароль.</text:p>
      <text:p text:style-name="P8">Придумайте себе пароль с длиной от 5 символов.</text:p>
      <text:p text:style-name="P8">В поле «Новый пароль» введите свой новый пароль, в поле «Подтверждение пароля» повторите новый пароль еще раз. Важно! При вводе нового пароля, если он содержит буквенные символы, обратите внимание на регистр клавиатуры — обычно по-умолчанию вводятся русские символы. Переключить регистр клавиатуры можно одновременным нажатием клавиш «Левый Alt»+»Левый Shift».</text:p>
      <text:p text:style-name="P14">Запомните своё имя пользователя и свой новый пароль!</text:p>
      <text:p text:style-name="P19"><text:span text:style-name="T23">Держите свой пароль в секрете, не сообщайте его другим сотрудникам!</text:span><text:line-break/><text:span text:style-name="T22">Для смены пароля своей учетной записи в операционной системе Windows нажмите Ctrl+Alt+Del, выберите "Смена пароля" и последовательно введите свой старый пароль и новый пароль с подтверждением. Важно! После смены пароля необходимо выйти и повторно зайти в "Корпоративную сеть", на главной странице ссылка "Выход".</text:span></text:p>
      <text:p text:style-name="P8"/>
      <text:p text:style-name="P15">Сервисы корпоративной сети и обратная связь.</text:p>
      <text:p text:style-name="P9">Воспользоваться сервисами <text:span text:style-name="T11">корпоративной сети можно с помощью иконки «Корпоративная сеть» на Вашем рабочем столе. При первом запуске необходимо идентифицироваться, введя Ваше имя пользователя: ivanvovani и Ваш пароль — такие же как вы </text:span><text:span text:style-name="T12">установили </text:span><text:span text:style-name="T11">при входе на компьютер.</text:span></text:p>
      <text:p text:style-name="P10">После идентификации Вам будет выведена краткая информация по использованию сервисов корпоративной сети.</text:p>
      <text:p text:style-name="P11">Если у Вас возникли вопросы, Вы можете:</text:p>
      <text:p text:style-name="P11">- обратиться к Базе знаний (Часто задаваемым вопросам), где содержатся ответы на самые часто задаваемые вопросы по использованию корпоративной сети;</text:p>
      <text:p text:style-name="P11">- оставить заявку в системе техподдержки пользователей. В заявке пожалуйста опишите Вашу проблему или вопрос.</text:p>
      <text:p text:style-name="P11">- обратиться в группу сетевого администрирования по внутреннему телефону 1178.</text:p>
      <text:p text:style-name="P12"/>
      <text:p text:style-name="P6">[<text:span text:style-name="T6">Корпоративная почта.</text:span></text:p>
      <text:p text:style-name="P1"><text:span text:style-name="T15">Вам был создан персональный почтовый ящик: </text:span><text:span text:style-name="T20">user</text:span><text:a xlink:type="simple" xlink:href="mailto:ivanovani@uwc.ufanet.ru" text:style-name="Internet_20_link" text:visited-style-name="Visited_20_Internet_20_Link"><text:span text:style-name="T16">@</text:span></text:a><text:span text:style-name="T20">domain</text:span><text:span text:style-name="T16"> </text:span><text:span text:style-name="T15">на сервере корпоративной почты. </text:span><text:span text:style-name="T17">Корпоративная почта — это один из сервисов сети, войти в неё Вы можете с помощью иконки «Корпоративная сеть» на Вашем рабочем столе или сразу с помощью иконки «Корпоративная почта». </text:span><text:span text:style-name="T18">При первом входе в Корпоративную почту </text:span><text:span text:style-name="T19">после идентификации </text:span><text:span text:style-name="T18">заполните информацию о себе: в поле «Отображаемое имя» введите Ваше полное Фамилию Имя Отчество, при желании можете заполнить и остальные поля. Эти данные будут использоваться при составлении писем от Вас другим адресатам.</text:span></text:p>
      <text:p text:style-name="P16">На экране Корпоративной почты Вам доступны: список папок Вашего почтового ящика, список писем в выбранной папке, окно предварительного просмотра сообщения.</text:p>
      <text:p text:style-name="P18"><text:span text:style-name="T3">Начать составление Вашего первого электронного письма Вы сможете нажатием на кнопку «Написать сообщение». </text:span><text:span text:style-name="T4">Отправлять электронные сообщения Вы можете как сотрудникам предприятия, так и адресатам в сети Интернет.</text:span><text:span text:style-name="T5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08:58:47.310413026</meta:creation-date>
    <dc:date>2021-03-15T11:38:42.399162544</dc:date>
    <meta:editing-duration>PT1H42M42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25" meta:word-count="441" meta:character-count="3258" meta:non-whitespace-character-count="2839"/>
  </office:meta>
</office:document-meta>
</file>